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3.33</mn>
          <mrow>
            <mi mathvariant="italic">Uout</mi>
            <mn>1</mn>
          </mrow>
        </msub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0333</mn>
      <mi>А</mi>
    </mrow>
    <annotation encoding="StarMath 5.0">I ~=~ 3.33_Uout1 over 1000_R1 ~=~ 0.00333А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01:07.846000000</dc:date>
    <meta:editing-duration>PT47M13S</meta:editing-duration>
    <meta:editing-cycles>15</meta:editing-cycles>
    <meta:generator>LibreOffice/6.3.3.2$Windows_X86_64 LibreOffice_project/a64200df03143b798afd1ec74a12ab50359878ed</meta:generator>
  </office:meta>
</office:document-meta>
</file>